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2" style:family="paragraph" style:parent-style-name="Standard" style:list-style-name="">
      <style:paragraph-properties style:line-height-at-least="0.3335in" fo:text-align="start" style:justify-single-word="false" style:text-autospace="none"/>
      <style:text-properties style:use-window-font-color="true" style:font-name="TrebuchetMS" fo:font-size="22pt" fo:font-weight="bold" style:font-name-asian="TrebuchetMS" style:font-size-asian="22pt" style:font-weight-asian="bold" style:font-name-complex="TrebuchetMS" style:font-size-complex="22pt" style:font-weight-complex="bold"/>
    </style:style>
    <style:style style:name="P3" style:family="paragraph" style:parent-style-name="Standard" style:list-style-name="">
      <style:paragraph-properties style:line-height-at-least="0.2083in"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list-style-name="">
      <style:paragraph-properties style:line-height-at-least="0.1665in" fo:text-align="start" style:justify-single-word="false" style:text-autospace="none"/>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list-style-name="">
      <style:paragraph-properties style:line-height-at-least="0.1665in" fo:text-align="start" style:justify-single-word="false" style:text-autospace="none"/>
      <style:text-properties fo:color="#2f2f2f" style:font-name="ArialMT" fo:font-size="10pt" fo:font-weight="bold" style:font-name-asian="ArialMT" style:font-size-asian="10pt" style:font-weight-asian="bold" style:font-name-complex="ArialMT" style:font-size-complex="10pt" style:font-weight-complex="bold"/>
    </style:style>
    <style:style style:name="P6" style:family="paragraph" style:parent-style-name="Standard" style:list-style-name="">
      <style:paragraph-properties style:line-height-at-least="0.1665in" fo:text-align="start" style:justify-single-word="false" style:text-autospace="none"/>
      <style:text-properties fo:color="#2f2f2f" style:font-name="ArialMT" fo:font-size="11pt" fo:font-weight="bold" style:font-name-asian="ArialMT" style:font-size-asian="11pt" style:font-weight-asian="bold" style:font-name-complex="ArialMT" style:font-size-complex="11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list-style-name="">
      <style:paragraph-properties fo:margin-top="0in" fo:margin-bottom="0.0972in" style:line-height-at-least="0.278in" fo:text-align="start" style:justify-single-word="false" style:text-autospace="none"/>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1" style:family="text">
      <style:text-properties style:use-window-font-color="tru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esty Potato Salad</text:p>
      <text:p text:style-name="P6">Serves: <text:span text:style-name="T1">4 servings</text:span></text:p>
      <text:p text:style-name="P3"/>
      <text:p text:style-name="P1">Ingredients</text:p>
      <text:p text:style-name="P9">2 pounds new red potatoes, halved, or quartered if large</text:p>
      <text:p text:style-name="P9">1 cup mayonnaise</text:p>
      <text:p text:style-name="P9">1 tablespoon freshly squeezed lemon juice</text:p>
      <text:p text:style-name="P9">1 teaspoon salt</text:p>
      <text:p text:style-name="P9">1 teaspoon freshly ground black pepper</text:p>
      <text:p text:style-name="P9">1/2 cup chopped, pitted kalamata olives</text:p>
      <text:p text:style-name="P9">1/2 cup chopped pimientos</text:p>
      <text:p text:style-name="P9">1/4 cup chopped fresh parsley</text:p>
      <text:p text:style-name="P9"/>
      <text:p text:style-name="P1">Directions</text:p>
      <text:p text:style-name="P8">Bring a large pot of salted water to a boil. Cook the potatoes until tender, about 20 minutes. Drain well and allow to cool for 5 minutes.</text:p>
      <text:p text:style-name="P8">In a large bowl, whisk together the mayonnaise, lemon juice, salt, and pepper. Add the potatoes, olives, pimientos, and parsley and toss to combine. Serve cold from the fridge or at room temperatur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10T17:08:06</meta:creation-date>
    <meta:document-statistic meta:table-count="0" meta:image-count="0" meta:object-count="0" meta:page-count="1" meta:paragraph-count="14" meta:word-count="111" meta:character-count="653"/>
    <dc:date>2011-08-10T17:09:21</dc:date>
    <dc:creator>Robert Houk</dc:creator>
    <meta:editing-duration>PT00H01M15S</meta:editing-duration>
    <meta:editing-cycles>1</meta:editing-cycles>
    <meta:generator>OpenOffice.org/3.2$Unix OpenOffice.org_project/320m18$Build-9502</meta:generator>
  </office:meta>
</office:document-meta>
</file>